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3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variant="normal" fo:text-transform="none" fo:color="#333333" style:font-name="Helvetica" fo:font-size="9.75pt" fo:letter-spacing="normal" fo:font-style="normal" fo:font-weight="bold" style:font-size-asian="14pt" style:font-weight-asian="bold" style:font-size-complex="16pt" style:font-weight-complex="bold"/>
    </style:style>
    <style:style style:name="P5" style:family="paragraph" style:parent-style-name="Standard" style:list-style-name="L1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6" style:family="paragraph" style:parent-style-name="Standard" style:list-style-name="L2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7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weight-asian="normal" style:font-size-complex="16pt" style:font-weight-complex="normal"/>
    </style:style>
    <style:style style:name="P8" style:family="paragraph" style:parent-style-name="Standard" style:list-style-name="L3">
      <style:text-properties fo:font-variant="normal" fo:text-transform="none" fo:color="#333333" style:font-name="Helvetica" fo:font-size="9.75pt" fo:letter-spacing="normal" fo:font-style="normal" fo:font-weight="normal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variant="normal" fo:text-transform="none" fo:color="#333333" style:font-name="Helvetica" fo:font-size="9.75pt" fo:letter-spacing="normal" fo:font-style="normal" fo:font-weight="bold" style:font-size-asian="14pt" style:font-weight-asian="bold" style:font-size-complex="16pt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333333" style:font-name="Helvetica" fo:font-size="9.75pt" fo:letter-spacing="normal" fo:font-style="normal" fo:font-weight="bold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Helvetica" fo:font-size="9.75pt" fo:letter-spacing="normal" fo:font-style="normal" fo:font-weight="normal" style:font-size-asian="14pt" style:font-weight-asian="normal" style:font-size-complex="16pt" style:font-weight-complex="normal"/>
    </style:style>
    <style:style style:name="T3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bFox Cordova plugin</text:p>
      <text:p text:style-name="P2"/>
      <text:list xml:id="list777533171" text:style-name="L1">
        <text:list-item>
          <text:p text:style-name="P5">Install <text:span text:style-name="T1">Cordova</text:span><text:span text:style-name="T3">: </text:span>Follow instructions here: <text:a xlink:type="simple" xlink:href="https://cordova.apache.org/docs/en/latest/guide/cli/index.html">https://cordova.apache.org/docs/en/latest/guide/cli/index.html</text:a></text:p>
          <text:p text:style-name="P5"/>
        </text:list-item>
      </text:list>
      <text:list xml:id="list425800014" text:style-name="L2">
        <text:list-item>
          <text:p text:style-name="P6">Extract <text:span text:style-name="T1">MobFoxCorPlugin.zip</text:span> inside the <text:span text:style-name="T1">cordova</text:span> directory, to create <text:span text:style-name="T1">MobFoxCorPlugin</text:span> dir. </text:p>
          <text:p text:style-name="P6"><text:s/></text:p>
        </text:list-item>
        <text:list-item>
          <text:p text:style-name="P6">Extract <text:span text:style-name="T1">MobFoxCorDemo.zip</text:span> inside the <text:span text:style-name="T1">cordova</text:span> directory, to create <text:span text:style-name="T1">MobFoxCorDemo</text:span> dir.</text:p>
          <text:p text:style-name="P6"><text:s/></text:p>
        </text:list-item>
        <text:list-item>
          <text:p text:style-name="P6">Go into the <text:span text:style-name="T1">MobFoxCorDemo</text:span> dir in terminal.</text:p>
          <text:p text:style-name="P6"><text:s/></text:p>
        </text:list-item>
        <text:list-item>
          <text:p text:style-name="P6">Execute “<text:span text:style-name="T1">cordova plugin remove com.mobfox.cordova</text:span>” to remove previous plugin files.</text:p>
          <text:p text:style-name="P6"><text:s/></text:p>
        </text:list-item>
        <text:list-item>
          <text:p text:style-name="P6">Execute “<text:span text:style-name="T1">cordova plugin add ../MobFoxCorPlugin/</text:span>” to install the <text:span text:style-name="T1">MobFox</text:span> plugin files.</text:p>
          <text:p text:style-name="P6"><text:s/></text:p>
        </text:list-item>
        <text:list-item>
          <text:p text:style-name="P6">Execute “<text:span text:style-name="T1">cordova run android</text:span>” or “<text:span text:style-name="T1">cordova run ios</text:span>” to compile and launch the app.</text:p>
          <text:p text:style-name="P6"/>
        </text:list-item>
      </text:list>
      <text:p text:style-name="P2"/>
      <text:p text:style-name="P1">Implementation notes</text:p>
      <text:p text:style-name="P2"/>
      <text:p text:style-name="P4">index.html</text:p>
      <text:p text:style-name="P3"/>
      <text:list xml:id="list869110506" text:style-name="L3">
        <text:list-item>
          <text:p text:style-name="P8">There are three buttons to open a banner, an interstitial, a native, and a checkbox for “use location”:</text:p>
        </text:list-item>
      </text:list>
      <text:p text:style-name="P3"/>
      <text:p text:style-name="P3"><text:tab/>&lt;div class="content" <text:s/>align="center"&gt;</text:p>
      <text:p text:style-name="P3"><text:s text:c="4"/><text:tab/> <text:s text:c="3"/>&lt;div class="card"&gt;</text:p>
      <text:p text:style-name="P3"><text:s text:c="8"/><text:tab/> <text:s text:c="7"/>&lt;button class="btn btn-block btn-primary" id="show-banner"&gt;Show Banner&lt;/button&gt;</text:p>
      <text:p text:style-name="P3"><text:s text:c="8"/><text:tab/> <text:s text:c="7"/>&lt;button class="btn btn-block btn-positive" id="show-interstitial"&gt;Show Interstitial&lt;/button&gt;</text:p>
      <text:p text:style-name="P3"><text:s text:c="9"/><text:tab/> <text:s text:c="7"/>&lt;button class="btn btn-block btn-positive" id="show-native"&gt;Show Native&lt;/button&gt; <text:s text:c="7"/><text:tab/></text:p>
      <text:p text:style-name="P3"><text:s text:c="21"/>&lt;br&gt;</text:p>
      <text:p text:style-name="P3"><text:s text:c="8"/><text:tab/> <text:s text:c="7"/>&lt;br&gt;</text:p>
      <text:p text:style-name="P3"><text:s text:c="8"/><text:tab/> <text:s text:c="7"/>&lt;input type="checkbox" name="use-location" value="yes" id="use-location"&gt; Use location&lt;br&gt; <text:s text:c="2"/><text:tab/> <text:s text:c="3"/>&lt;/div&gt;</text:p>
      <text:p text:style-name="P3"><text:s text:c="4"/><text:tab/>&lt;/div&gt;</text:p>
      <text:list xml:id="list1136927240" text:continue-numbering="true" text:style-name="L3">
        <text:list-header>
          <text:p text:style-name="P8"/>
        </text:list-header>
        <text:list-item>
          <text:p text:style-name="P8">There is a div for the native display items:</text:p>
        </text:list-item>
      </text:list>
      <text:p text:style-name="P3"/>
      <text:p text:style-name="P3"><text:tab/>&lt;div class="content" <text:s/>align="center"&gt;</text:p>
      <text:p text:style-name="P3"><text:s text:c="4"/><text:tab/> <text:s text:c="3"/>&lt;div class="card"&gt;</text:p>
      <text:p text:style-name="P3"><text:s text:c="10"/><text:tab/><text:tab/>&lt;label id="nativeTitle" for="title"&gt;(Native ad title)&lt;/label&gt;</text:p>
      <text:p text:style-name="P3"><text:tab/> <text:s text:c="3"/><text:tab/>&lt;br&gt;</text:p>
      <text:p text:style-name="P3"><text:tab/> <text:s text:c="3"/><text:tab/>&lt;br&gt;</text:p>
      <text:p text:style-name="P3"><text:s text:c="8"/><text:tab/><text:tab/>&lt;label id="nativeBody" for="body"&gt;(Native ad body)&lt;/label&gt;</text:p>
      <text:p text:style-name="P3"><text:s text:c="8"/><text:tab/><text:tab/>&lt;br&gt;</text:p>
      <text:p text:style-name="P3"><text:s text:c="8"/><text:tab/><text:tab/>&lt;br&gt;</text:p>
      <text:p text:style-name="P3"><text:s text:c="8"/><text:tab/><text:tab/>&lt;img src="" alt="Icon" id="nativeIcon" width="40" height="40"&gt;</text:p>
      <text:p text:style-name="P3"><text:s text:c="8"/><text:tab/><text:tab/>&lt;br&gt;</text:p>
      <text:p text:style-name="P3"><text:s text:c="8"/><text:tab/><text:tab/>&lt;br&gt;</text:p>
      <text:p text:style-name="P3"><text:s text:c="8"/><text:tab/><text:tab/>&lt;img src="" alt="Main Image" id="nativeMain" width="150" height="79"&gt;&lt;/img&gt;<text:tab/> <text:s/></text:p>
      <text:p text:style-name="P3"><text:tab/> <text:s text:c="3"/>&lt;/div&gt;</text:p>
      <text:p text:style-name="P3"><text:s text:c="4"/><text:tab/>&lt;/div&gt;</text:p>
      <text:list xml:id="list1348856333" text:continue-numbering="true" text:style-name="L3">
        <text:list-header>
          <text:p text:style-name="P8"/>
        </text:list-header>
        <text:list-item>
          <text:p text:style-name="P8">There is a line adding the MobFoxPlugin.js:</text:p>
        </text:list-item>
      </text:list>
      <text:p text:style-name="P3"/>
      <text:p text:style-name="P3"><text:s text:c="8"/><text:tab/>&lt;script type="text/javascript" src="MobFoxPlugin.js"&gt;&lt;/script&gt;</text:p>
      <text:list xml:id="list565752011" text:continue-numbering="true" text:style-name="L3">
        <text:list-header>
          <text:p text:style-name="P8"><text:s text:c="2"/></text:p>
        </text:list-header>
        <text:list-item>
          <text:p text:style-name="P8">There is a line adding the events.js:</text:p>
        </text:list-item>
      </text:list>
      <text:p text:style-name="P3"/>
      <text:p text:style-name="P3"><text:s text:c="8"/><text:tab/>&lt;script type="text/javascript" src="js/events.js"&gt;&lt;/script&gt;</text:p>
      <text:p text:style-name="P3"/>
      <text:p text:style-name="P4"/>
      <text:p text:style-name="P10">events.js</text:p>
      <text:p text:style-name="P3"/>
      <text:list xml:id="list858684620" text:continue-numbering="true" text:style-name="L3">
        <text:list-item>
          <text:p text:style-name="P8">When page is launched, <text:span text:style-name="T1">addMobFoxCallbacks()</text:span> is called to register the</text:p>
          <text:p text:style-name="P8">MobFoxPlugin event callbacks:</text:p>
          <text:p text:style-name="P8"><text:s/></text:p>
        </text:list-item>
        <text:list-item>
          <text:p text:style-name="P8">When “Use location” is clicked the script calls:</text:p>
          <text:p text:style-name="P8"/>
          <text:p text:style-name="P8"><text:span text:style-name="T1">MobFoxPlugin.setUseLocation(&lt;useLocation&gt;);</text:span> </text:p>
          <text:p text:style-name="P8"><text:s/></text:p>
        </text:list-item>
        <text:list-item>
          <text:p text:style-name="P8">When “Show banner” is clicked the script calls:</text:p>
          <text:p text:style-name="P8"/>
          <text:p text:style-name="P8"><text:span text:style-name="T1">MobFoxPlugin.showBanner(&lt;hash-id&gt;, &lt;x&gt;, &lt;y&gt;, &lt;width&gt;, &lt;height&gt;);</text:span> </text:p>
          <text:p text:style-name="P8"><text:s/></text:p>
        </text:list-item>
        <text:list-item>
          <text:p text:style-name="P8">When “Show interstitial” is clicked the script calls:</text:p>
          <text:p text:style-name="P8"/>
          <text:p text:style-name="P8"><text:span text:style-name="T1">MobFoxPlugin.createInterstitial(&lt;hash-id&gt;);</text:span> </text:p>
          <text:p text:style-name="P8"><text:s/></text:p>
        </text:list-item>
        <text:list-item>
          <text:p text:style-name="P8">Please note – in the <text:span text:style-name="T1">onInterstitialLoaded()</text:span> callback, you need to call</text:p>
          <text:p text:style-name="P8"><text:s/></text:p>
          <text:p text:style-name="P8"><text:span text:style-name="T1">MobFoxPlugin.showInterstitial();</text:span> </text:p>
        </text:list-item>
      </text:list>
      <text:p text:style-name="P3"/>
      <text:list xml:id="list2144525159" text:continue-numbering="true" text:style-name="L3">
        <text:list-item>
          <text:p text:style-name="P8">When “Show native” is clicked the script calls:</text:p>
          <text:p text:style-name="P8"/>
          <text:p text:style-name="P8"><text:span text:style-name="T1">MobFoxPlugin.createNative(&lt;hash-id&gt;);</text:span> </text:p>
          <text:p text:style-name="P8"><text:s/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8-08T21:15:39</meta:creation-date>
    <dc:date>2016-12-21T12:34:42</dc:date>
    <meta:editing-duration>PT00H54M15S</meta:editing-duration>
    <meta:editing-cycles>13</meta:editing-cycles>
    <meta:generator>NeoOffice/3.2015.11$Unix OpenOffice.org_project/</meta:generator>
    <meta:document-statistic meta:table-count="0" meta:image-count="0" meta:object-count="0" meta:page-count="2" meta:paragraph-count="64" meta:word-count="296" meta:character-count="2650"/>
  </office:meta>
</office:document-meta>
</file>